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margin-bottom="0in" fo:line-height="150%" fo:text-indent="0.4923in"/>
    </style:style>
    <style:style style:name="T2" style:parent-style-name="DefaultParagraphFont" style:family="text">
      <style:text-properties style:font-name="Times New Roman" style:font-name-complex="Times New Roman" fo:font-size="14pt" style:font-size-asian="14pt"/>
    </style:style>
    <style:style style:name="T3" style:parent-style-name="DefaultParagraphFont" style:family="text">
      <style:text-properties style:font-name="Times New Roman" style:font-name-complex="Times New Roman" fo:font-size="14pt" style:font-size-asian="14pt"/>
    </style:style>
    <style:style style:name="T4" style:parent-style-name="DefaultParagraphFont" style:family="text">
      <style:text-properties style:font-name="Times New Roman" style:font-name-complex="Times New Roman" fo:font-size="14pt" style:font-size-asian="14pt"/>
    </style:style>
    <style:style style:name="P5" style:parent-style-name="Normal" style:family="paragraph">
      <style:paragraph-properties fo:text-align="justify" fo:margin-bottom="0in" fo:line-height="150%" fo:text-indent="0.4923in"/>
    </style:style>
    <style:style style:name="T6" style:parent-style-name="DefaultParagraphFont" style:family="text">
      <style:text-properties style:font-name="Times New Roman" style:font-name-complex="Times New Roman" fo:font-size="14pt" style:font-size-asian="14pt"/>
    </style:style>
    <style:style style:name="T7" style:parent-style-name="DefaultParagraphFont" style:family="text">
      <style:text-properties style:font-name="Times New Roman" style:font-name-complex="Times New Roman" fo:font-size="14pt" style:font-size-asian="14pt"/>
    </style:style>
  </office:automatic-styles>
  <office:body>
    <office:text text:use-soft-page-breaks="true">
      <text:p text:style-name="P1"><text:span text:style-name="T2">Анамнез – история жизни пациента, пере(рас)сказанная врачом из перспективы поставленного диагноза и, таким образом, соединяющая в себе историю болезни и опыт производства знаний о н</text:span><text:span text:style-name="T3">ей</text:span><text:span text:style-name="T4">, – один из базовых элементов для «сборки» клинического случая. Помимо анамнеза, разворачивающегося во времени жизни пациента, в описание его случая могут быть включены данные объективного исследования – сведения о «нервном статусе», «психическом состоянии» и т.д. Основой для конструирования анамнеза, как правило, становятся записи, внесенные в историю болезни по ходу беседы с пациентом и/или его родными, дополняемые при необходимости заметками, комментариями и аналитическими заключениями врача.<text:s/></text:span></text:p>
      <text:p text:style-name="P5"><text:span text:style-name="T6">Представление и разбор клинического случая является важной частью консультативной, образовательной и научной коммуникации психиатров. Начиная с 1880х годов его особый дискурсивный статус и видимое отличие<text:s/></text:span><text:soft-page-break/><text:span text:style-name="T7">от ненарративных и обезличенных психиатрических текстов – теоретических построений, обобщений, аналитики – подчеркивается и конструируется типографскими средствами – при помощи более мелкого шрифта и отступа. Случай вводится в качестве примера для наглядного пояснения тезиса («для того, чтобы было яснее все изложенное»), в качестве «проблемной» эмпирики, не помещающейся в традиционные классификации («приведу случай, вызвавший немалые затруднения при распознании»). Предпочтение отдается наиболее показательным или же исключительным в своем роде случаям («за 30 лет психиатрической работы мы отметили лишь три подобных случая»). Традиционное позиционирование случаев, размещенных в академических журналах, как «представляющих научный интерес», фиксирует их особую роль в производстве психиатрического знания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xvisr" style:display-name="xvisr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b2eff" style:display-name="b2eff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int__word" style:display-name="hint__word" style:family="text" style:parent-style-name="DefaultParagraphFont"/>
    <style:style style:name="mw-headline" style:display-name="mw-headline" style:family="text" style:parent-style-name="DefaultParagraphFont"/>
    <style:style style:name="mw-editsection" style:display-name="mw-editsection" style:family="text" style:parent-style-name="DefaultParagraphFont"/>
    <style:style style:name="mw-editsection-bracket" style:display-name="mw-editsection-bracket" style:family="text" style:parent-style-name="DefaultParagraphFont"/>
    <style:style style:name="mw-editsection-divider" style:display-name="mw-editsection-divid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черепах</meta:initial-creator>
    <dc:creator>word</dc:creator>
    <meta:creation-date>2023-09-27T19:53:00Z</meta:creation-date>
    <dc:date>2023-09-27T19:53:00Z</dc:date>
    <meta:template xlink:href="Normal" xlink:type="simple"/>
    <meta:editing-cycles>2</meta:editing-cycles>
    <meta:editing-duration>PT0S</meta:editing-duration>
    <meta:document-statistic meta:page-count="2" meta:paragraph-count="3" meta:word-count="254" meta:character-count="1699" meta:row-count="12" meta:non-whitespace-character-count="1448"/>
  </office:meta>
</office:document-meta>
</file>